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31cm"/>
    </style:style>
    <style:style style:name="co2" style:family="table-column">
      <style:table-column-properties fo:break-before="auto" style:column-width="1.012cm"/>
    </style:style>
    <style:style style:name="co3" style:family="table-column">
      <style:table-column-properties fo:break-before="auto" style:column-width="0.034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2.679cm"/>
    </style:style>
    <style:style style:name="co6" style:family="table-column">
      <style:table-column-properties fo:break-before="auto" style:column-width="0.065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484cm"/>
    </style:style>
    <style:style style:name="co9" style:family="table-column">
      <style:table-column-properties fo:break-before="auto" style:column-width="1.764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4.574cm"/>
    </style:style>
    <style:style style:name="co12" style:family="table-column">
      <style:table-column-properties fo:break-before="auto" style:column-width="0.72cm"/>
    </style:style>
    <style:style style:name="co13" style:family="table-column">
      <style:table-column-properties fo:break-before="auto" style:column-width="1.829cm"/>
    </style:style>
    <style:style style:name="co14" style:family="table-column">
      <style:table-column-properties fo:break-before="auto" style:column-width="0.653cm"/>
    </style:style>
    <style:style style:name="co15" style:family="table-column">
      <style:table-column-properties fo:break-before="auto" style:column-width="1.503cm"/>
    </style:style>
    <style:style style:name="co16" style:family="table-column">
      <style:table-column-properties fo:break-before="auto" style:column-width="1.372cm"/>
    </style:style>
    <style:style style:name="co17" style:family="table-column">
      <style:table-column-properties fo:break-before="auto" style:column-width="1.7cm"/>
    </style:style>
    <style:style style:name="ro1" style:family="table-row">
      <style:table-row-properties style:row-height="0.564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353cm" fo:break-before="auto" style:use-optimal-row-height="false"/>
    </style:style>
    <style:style style:name="ro4" style:family="table-row">
      <style:table-row-properties style:row-height="0.459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7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PageStyle_5f_Page_20_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7788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000000" fo:background-color="#ffba3e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order-bottom="0.74pt solid #000000" fo:background-color="#989898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ackground-color="#bfbfb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fo:background-color="#94a4a7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order-bottom="0.74pt solid #000000" fo:background-color="#ffba3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" style:family="table-cell" style:parent-style-name="Default" style:data-style-name="N0">
      <style:table-cell-properties fo:border-bottom="0.74pt solid #000000" fo:background-color="#989898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9" style:family="table-cell" style:parent-style-name="Default" style:data-style-name="N0">
      <style:table-cell-properties fo:border-bottom="0.74pt solid #000000" fo:background-color="#94a4a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10" style:family="table-cell" style:parent-style-name="Default" style:data-style-name="N0">
      <style:table-cell-properties fo:border-bottom="0.74pt solid #000000" fo:background-color="#94a4a7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fo:background-color="#989898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order-bottom="0.74pt solid #000000" fo:background-color="#989898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" style:family="table-cell" style:parent-style-name="Default" style:data-style-name="N0">
      <style:table-cell-properties fo:border-bottom="0.74pt solid #000000" fo:background-color="#989898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1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16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67788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 style:data-style-name="N0">
      <style:table-cell-properties fo:border-bottom="0.74pt solid #000000" fo:background-color="#989898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solid" style:text-underline-width="auto" style:text-underline-color="font-color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20" style:family="table-cell" style:parent-style-name="Default" style:data-style-name="N0">
      <style:table-cell-properties fo:border-bottom="0.74pt solid #000000" fo:background-color="#989898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fo:border-bottom="0.74pt solid #000000" fo:background-color="#94a4a7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number-columns-repeated="39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Despesas com Cartão Corporativo e Suprimento de Fundos</text:p>
          </table:table-cell>
          <table:covered-table-cell table:number-columns-repeated="16" table:style-name="ce1"/>
          <table:table-cell table:style-name="ce16"/>
          <table:table-cell table:style-name="ce17" office:value-type="string" calcext:value-type="string" table:number-columns-spanned="7" table:number-rows-spanned="1">
            <text:p>maio/2022</text:p>
          </table:table-cell>
          <table:covered-table-cell table:number-columns-repeated="6" table:style-name="ce17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100 - PGR - PROCURADORIA GERAL DA REPUBLICA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ALEXANDRE TINOCO MENDONCA - CPF: 483.207.491-15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9/04/2022 a 27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43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9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HTTPS://DASHBOARDPACK.COM/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8853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OBJETIVO DE SOLUCIONAR OS PROBLEMAS ATUAIS ENCONTRADOS PELA SUBSC/STIC AO UTILIZAR A VERSÃO <text:s/>GRATUITA <text:s/>DA <text:s/>BIBLIOTECA <text:s/>PARA <text:s/>A <text:s/>CONSTRUÇÃO <text:s/>DAS INTERFACES <text:s/>VISUAIS <text:s/>WEB/MOBILE <text:s/>NO SISTEMA ÚNIC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.480,8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CARLOS EDUARDO LOURENCO - CPF: 072.235.837-7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5/02/2022 a 15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30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0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ARTÓRIO DO 4º OFÍCIO DE NOTAS DO DF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6.162.854/0001-5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PAGAMENTO DE SERVIÇOS NOTARIAIS RELATIVOS A RECONHECIMENTO DE FIRMAS, <text:s/>AUTENTICAÇÕES DE DOCUMENTOS E EMISSÃO DE PROCURAÇÕES PARA ATENDER DEMANDAS DA SECRETARIA DE ADMINISTRAÇÃ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8,80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ARTÓRIO DO 4º OFÍCIO DE NOTAS DO DF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6.162.854/0001-5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PAGAMENTO DE SERVIÇOS NOTARIAIS RELATIVOS A RECONHECIMENTO DE FIRMAS, <text:s/>AUTENTICAÇÕES DE DOCUMENTOS E EMISSÃO DE PROCURAÇÕES PARA ATENDER DEMANDAS DA SECRETARIA DE ADMINISTRAÇÃ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30,95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OSEBIAS BRANDAO DE MELO - CPF: 798.604.354-72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5/02/2022 a 15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29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FERCON CONSTRUÇÃO E UTILIDADE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8.835.551/0001-3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TERIAIS NECESSÁRIOS A MANUTENÇÃO CORRETIVA DO IMÓVEL FUNCIONAL, SITUADO NA QL 10 - LAGO SUL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18,73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OBJETIVA ATACADISTA DA CONSTRUÇ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5.059.270/0001-9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TERIAIS HIDRÁULICOS NECESSÁRIOS A MANUTENÇÃO CORRETIVA NO SISTEMA HIDROSSANITÁRIO DA PGR E DO IMÓVEL FUNCIONAL SITUADO NA QL 10 - LAGO SUL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05,34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69 - PR-AC - PROCURADORIA DA REPUBLICA - ACRE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ANA PAULA ONOFRE BARROS - CPF: 785.921.002-91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2/05/2022 a 31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48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IRACEMA DALMORO-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3.497.215/0001-5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CORRETIVA DE UM BEBEDOURO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80,5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MENANDRO TELOCKEN DA SILVA - CPF: 003.281.042-3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6/05/2022 a 31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71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<text:s/>INVIOLAVEL CRUZEIRO DO SUL VIGILANCIA ELETRONICA EIRELI 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4.090.754/0001-9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TENDER A DEMANDAS DE CONTRATAÇÕES DE PEQUENOS VALORES QUE SÃO DE UTILIZAÇÃO IMEDIATA E NÃO PASSÍVEIS DE PLANEJAMENTO NA NATUREZA DE DESPESA 339039, PLANO INTERNO MBASIC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3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71 - PR-AM - PROCURADORIA DA REPUBLICA - AMAZONAS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OSE CALEBE MENDONCA DE ANDRADE DUNKE - CPF: 956.782.202-68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5/04/2022 a 23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31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4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OUTINHO COMERCIO DE REFRIG E MAT ELET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2.741.809/0001-0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PREDIAL NA PRAM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18,7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4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AQMOTO MÁQUINAS E MOTORE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5.460.431/0001-5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TERIAIS PARA MANUTENÇÃO PREDIAL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5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4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L COMÉRCIO DE ELETRODOMÉSTICO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0.868.703/0001-0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DE BEBEDOURO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7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V INSTALAÇÕE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4.089.358/0001-2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FERRAMENTAS PARA MANUTENÇÃO PREDIAL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11,55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9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OUTINHO COMERCIO DE REFRIG E MAT ELET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2.741.809/0001-0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PARA MANUTENÇÃO PREDIAL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03,88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OUTINHO COMERCIO DE REFRIG E MAT ELET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2.741.809/0001-0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PREDIAL NA PRAM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81,54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V INSTALAÇÕE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4.089.358/0001-2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PREDIAL NA PRAM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53,59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1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GROPISCO E COM E SERV DE EQUIP EIRELI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4.125.962/0001-6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EM COMPRESSOR DE AR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5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1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GROPISCO E COM E SERV DE EQUIP EIRELI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4.125.962/0001-6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PREDIAL NA PRAM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6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8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LDENOR PEREIRA DE ASSI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4.948.865/0002-1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EM MICROONDA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5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8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 S PEREIRA BARBOS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5.840.426/0001-3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EM FRIGOBAR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6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9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OUTINHO COMERCIO DE REFRIG E MAT ELET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2.741.809/0001-0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PREDIAL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55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9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RISTEU MATERIAIS DE CONSTRUÇ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63.661.748/0001-5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TERIAIS PARA MANUTENÇÃO PREDIAL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08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PARE E LEVE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1.443.881/0001-8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PREDIAL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0,88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IMPORTADORA ORIENTAL LTDA EPP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4.277.950/0001-1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PREDIAL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659,97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V INSTALAÇÕE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4.089.358/0001-2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PREDIAL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46,02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OPARAFURSO COMERCIAL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4.173.942/0001-8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PREDIAL NA PRAM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82,5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 J GUERRA E CIA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4.501.136/0001-3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PREDIAL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4,32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ETALÚRGICA MARLIN 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3.027.675/0001-2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PREDIAL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85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RISTEU MATERIAIS DE CONSTRUÇ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63.661.748/0001-5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TERIAIS PARA MANUTENÇÃ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6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EMG FRANCISCIS E CI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0.529.484/0001-7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PREDIAL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9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UCURI COMÉRCIO DE ARTIGOS DE PESCA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1.162.954/0001-1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PREDIAL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9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5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 P DOS SANTOS FERRAGEM 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3.284.632/0001-1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PREDIAL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7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5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ITA LUCA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1.682.336/0001-4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PREPARO DE CAFÉ E LEITE NA PRAM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44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5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 DUARTE FLOR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5.457.155/0001-7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DE ARMAS NA PRAM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8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OPARAFURSO COMERCIAL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4.173.942/0001-8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DA PRAM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OCIL CONSTRUÇÕES CIVI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4.386.041/0001-1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PREDIAL NA PRAM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82,9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7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RISTEU MATERIAIS DE CONSTRUÇ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63.661.748/0001-5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TERIAIS PARA MANUTENÇÃO PREDIAL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31 - PR-BA - PROCURADORIA DA REPUBLICA - BAHIA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FABIO JOSE SOUSA DE JESUS SANTOS - CPF: 001.768.835-33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5/04/2022 a 15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29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8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LCEBIADES FREIRE SENA E CIA LTDA - MOGNO MÓVEI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0.470.707/0001-1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LA DE CONTATO PARA PISO TÁTIL, FORRO DE PORTA, ENTRE OUTROS REPARO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5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8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DISMAC - DISTRIBUIDORA DE MATERIAIS DE CONSTRUÇ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4.274.559/0001-1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PLUGUE 1482 2P+T 90 GRAUS PAD 20A CINZA PARA TOMADA DA LAVADORA DE ALTA PRESSÃO. <text:s/>TORNEIRA PIA 1113 P/ COZINHA 17 CM. <text:s text:c="2"/>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66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8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VITRAL BOX INDUSTRIAS E COMERCIO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8.113.453/0001-3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FECHO CARACOL PARA JANELA DE VIDRO COM ESQUADRILHA DE ALUMÍNI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5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FREDSON PASTOR DA SILVA - CPF: 001.568.005-35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5/04/2022 a 15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28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O FRIO REFRIGERAÇ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4.195.032/0001-0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ERVIÇO DE MANUTENÇÃO NO AR COND DO GABINETE DO 1º, REALIZADO EM 05/05/2022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2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FREDSON PASTOR DA SILVA - CPF: 001.568.005-35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6/05/2022 a 29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61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2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PALMAS LUZ DIST MAT ELET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8.901.896/0001-9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REPAROS ELETRICOS CONFORME INDICAÇÃO TECNIC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.17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2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ERQUEIRA GONÇALVES &amp; CIA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4.073.092/0010-3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REPAROS ELETRICOS CONFORME INDICAÇÃO TECNIC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50,78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2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ARINS MATERIAL DE CONSTRUÇÃO <text:s/>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2.589.742/0001-2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TERIAS DE CONSTRUÇÃO PARA REALIZAÇÃO DE SERVIÇOS ELETRICOS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89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7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ERQUEIRA GONÇALVES &amp; CIA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4.073.092/0010-3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REPAROS ELETRICOS CONFORME INDICAÇÃO TECNIC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2,37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FREDSON PASTOR DA SILVA - CPF: 001.568.005-35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5/04/2022 a 15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28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9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ARINS MATERIAL DE CONSTRUÇÃO <text:s/>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2.589.742/0001-2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SERTO EM TAMPA DE PASSAGEM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3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PS PRE-MOLDADOS E SERVIÇO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1.853.128/0001-1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TAMPA PRE MOLDADO PARA INSTALAÇÃO EM CAIXA DE PASSAGEM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7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FREDSON PASTOR DA SILVA - CPF: 001.568.005-35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6/05/2022 a 29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61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UIS CLAUDIO DOS SANTOS RODRIGUE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902.406.775-8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ERVIÇOS ELETRICOS DE SUBSTITUIÇÃO DE CABOS, INSTALAÇÃO DE DISJUNTOR E OUTROS COMPONENTES ELETRICOS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.726,19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GISELE NASCIMENTO ALVES - CPF: 018.870.955-0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1/04/2022 a 01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02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5">
          <table:table-cell table:style-name="ce5" office:value-type="string" calcext:value-type="string" table:number-columns-spanned="2" table:number-rows-spanned="1">
            <text:p>05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TUBASA - TUBOS DE AÇO SALVADOR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3.301.916/0001-2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O PRÉDIO SEDE, POSSUI DOIS PAVIMENTOS SUBSOLOS CUJO ESGOTAMENTO SANITÁRIO E PLUVIAL DEPENDEM DE UM SISTEMA DE BOMBAS PARA LANÇAREM TAIS AGUAS E DETRITOS À REDE PUBLICA QUE CORRE NO NÍVEL TÉRREO; TAL SISTEMA ENTROU EM PANE MECÂNICA, OCASIONANDO ENCHIMENTO E QUASE <text:s/>TRANSBORDO <text:s/>DE <text:s/>UM <text:s/>PEQUENO <text:s/>RESERVATÓRIO <text:s/>EXISTENTE <text:s/>NO <text:s/>SISTEMA <text:s/>DESTINADO <text:s/>A <text:s/>SUPORTAR <text:s/>A VAZÃO DESSAS BOMBAS, OBRIGANDO COM ISSO, A PROCURADORIA A CONTRATAR SERVIÇOS DE LIMPA FOSSA PARA QUE A CASA DE MAQUINAS NÃO FOSSE ALAGADA. COM ISSO VEM A NECESSIDADE DE SOLUÇÃO EM CARÁTER DE URGÊNCIA, PARA QUE A SITUAÇÃO DE TRANSBORDAMENTO NÃO VOLTE A OCORRER E NEM HAJA A NECESSIDADE DE NOVA CONTRATAÇÃO AO SERVIÇO LIMPA FOSS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640,00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05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ASA ELOY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3.746.391/0001-3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LIBERAÇÃO <text:s/>DE <text:s/>SUPRIMENTOS <text:s/>DE FUNDOS VISANDO COMPLEMENTAR O SISTEMA DE FIXAÇÃO DAS BOMBAS DE ESGOTO DO EDIFÍCIO SEDE DA PR/BA, <text:s/>QUE <text:s/>APRESENTARAM <text:s/>DEFEITO <text:s/>E <text:s/>SE <text:s/>ENCONTRAM <text:s/>EM <text:s/>ANÁLISE <text:s/>PARA <text:s/>RECUPERAÇÃO <text:s/>E <text:s/>POSTERIOR INSTALAÇÃO DAS MESMA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82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KARFERRO COMERCIAL DE FERROS EIRELI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3.437.124/0001-8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VIABILIZAR <text:s/>O <text:s/>REPARO <text:s/>E <text:s/>REINSTALAÇÃO <text:s/>DE <text:s/>DUAS BOMBAS DE ESGOTO DO EDIFÍCIO SEDE DA PROCURADORI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02,14</text:p>
          </table:table-cell>
          <table:covered-table-cell table:style-name="ce19"/>
          <table:table-cell table:number-columns-repeated="39"/>
        </table:table-row>
        <table:table-row table:style-name="ro5">
          <table:table-cell table:style-name="ce5" office:value-type="string" calcext:value-type="string" table:number-columns-spanned="2" table:number-rows-spanned="1">
            <text:p>18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TEC TECNICA MOTORES ELETRICO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40.574.006/0001-9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O PRÉDIO SEDE, POSSUI DOIS PAVIMENTOS SUBSOLOS CUJO ESGOTAMENTO SANITÁRIO E PLUVIAL DEPENDEM DE UM SISTEMA DE BOMBAS PARA LANÇAREM TAIS AGUAS E DETRITOS À REDE PUBLICA QUE CORRE NO NÍVEL TÉRREO; TAL SISTEMA ENTROU EM PANE MECÂNICA, OCASIONANDO ENCHIMENTO E QUASE <text:s/>TRANSBORDO <text:s/>DE <text:s/>UM <text:s/>PEQUENO <text:s/>RESERVATÓRIO <text:s/>EXISTENTE <text:s/>NO <text:s/>SISTEMA <text:s/>DESTINADO <text:s/>A <text:s/>SUPORTAR <text:s/>A VAZÃO DESSAS BOMBAS, OBRIGANDO COM ISSO, A PROCURADORIA A CONTRATAR SERVIÇOS DE LIMPA FOSSA PARA QUE A CASA DE MAQUINAS NÃO FOSSE ALAGADA. COM ISSO VEM A NECESSIDADE DE SOLUÇÃO EM CARÁTER DE URGÊNCIA, PARA QUE A SITUAÇÃO DE TRANSBORDAMENTO NÃO VOLTE A OCORRER E NEM HAJA A NECESSIDADE DE NOVA CONTRATAÇÃO AO SERVIÇO LIMPA FOSS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.41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ENECLEIA SOUZA OLIVEIRA - CPF: 840.586.765-15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0/04/2022 a 18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17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LIMAGUI 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42.595.826/0001-9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TRATAÇÃO DE SERVIÇO DE MANUTENÇÃO E LIMPEZA DOS EQUIPAMENTOS DE AR CONDICIONADO DA PRM DE ALAGOINHAS SOLICITADOS NO DESPACHO PRM-ALG-BA-00000725/2022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0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38 - PR-ES - PROCURADORIA DA REPUBLICA - ESPIRITO SANTO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EDSON WANDER BRONZONI - CPF: 015.221.747-96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7/02/2022 a 17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43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7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DRAGÃO MATERIAL ELÉTRIC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7.490.747/0001-2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INSTALAÇÃO DE EXTENSÃO ELÉTRICA PARA LIGAÇÃO DE TV E COMPUTADOR DO SUPORTE PEDESTAL INSTALADO NA SALA DE AUDIÊNCIAS DA PRM COLATIN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8,99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7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UNIPAR UNIVERSO DE PARAFUSOS LTDA -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1.719.834/0001-8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TERIAL PARA PINTURA DE IDENTIFICAÇÃO DOS ÓRGÃOS DA SEDE COMPARTILHADA EM COLATINA NAS VAGAS DAS GARAGENS INTERNA E EXTERNA. 2 (DUAS) LATAS DE CADA COR DE IDENTIFICAÇÃO DOS 3 (TRÊS) ÓRGÃOS PARTICIPANTE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02,00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7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<text:s/>CCL - TELECOMUNICACOES E SEGURANCA ELETRONIC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4.194.104/0001-3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NECESSIDADE DE CONTROLE DE PORTÃO ELETRÕNICO PARA GARAGEM INTERNA DA SEDE COMPARTILHADA A SER UTILIZADA NO VEÍCULO OFICIAL. TROCA DE BATERIA DE CONTROLE DE PORTÃO ELETRÔNICO RESERV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65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35 - PR-MG - PROCURADORIA DA REPUBLICA - MINAS GERAIS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ANDRE GUSTAVO GOMES AMARAL - CPF: 822.942.406-34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3/05/2022 a 12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79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URÉLIO MÁRCIO BRANDÃO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1.660.659/0001-4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TROCA DE VIDROS DO ED. ACAIAC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665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ANGELO FERREIRA DA ROCHA JUNIOR - CPF: 086.369.806-9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4/05/2022 a 03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59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7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DRIAN GABRIEL ALVES DE ARAUJO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6.520.348/0001-0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ERVIÇOS DE MANUTENÇÃO NA PRM MONTES CLAROS/MG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8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DENISE RODRIGUES DE SOUZA - CPF: 811.278.807-3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8/04/2022 a 27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42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INAS ECOMM EIRELI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9.408.928/0001-9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DEMANDA DA PRMG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3,7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PAPELARIA RIBAMAR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7.199.670/0001-8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PARA ATENDER DEMANDA DA PRMG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9,9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4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OJA ELÉTRICA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7.155.342/0001-8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DEMANDA DA PRMG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4,85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EMMANUELLE MOREIRA GOMES LINHARES - CPF: 051.212.396-96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9/05/2022 a 18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89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ARVALHO E GARDING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71.118.939/0001-0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GÁS DE COZINHA UTILIZADO DIARIAMENTE NA PRM-IPATING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28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GIOVANI RODRIGUES DE OLIVEIRA - CPF: 615.419.586-91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9/04/2022 a 29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45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5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RONALDO GONÇALVES 81204655634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43.631.462/0001-1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REPARO EM CAIXA DÁGUA NA SEDE DA PRM-PATOS DE MINA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0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ADER CANDIDO DA SILVA - CPF: 377.873.651-53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1/04/2022 a 11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08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ELAINE PERPETUA DA COST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0.176.320/0001-5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TERIAL PARA MANUTENÇÃO PREDIAL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1,8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GUIMARAES FERRAGENS E FERRAMENTO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4.733.713/0001-7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TERIAL PARA MANUTENÇÃO PREDIAL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8,5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KARINA EL CORAB TROTTA LARA - CPF: 993.034.266-49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8/05/2022 a 17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85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9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ELETRO BRAGA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1.513.577/0001-7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O SUPORTE ARTICULADO É NECESSÁRIO PARA A INSTALAÇÃO DA TV NA SALA DE REUNIÕES DA SEDE DA PRM-SJR-MG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01,9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SANDRO MAGNO PAULINI - CPF: 009.732.867-76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0/04/2022 a 20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22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VALDEVIR PEREIRA RIBEIRO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985.113.356-6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SERTO BACIA PIA DO BANHEIRO PRM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16,28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SANDRO MAGNO PAULINI - CPF: 009.732.867-76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8/04/2022 a 18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15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AN PAULO DE SOUS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6.215.140/0001-7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TOMADA DEU CURTO E DISJUNTOR CAÍA CONSTANTEMENTE, O QUE DEIXAVA SEM ENERGIA TODA A COZINHA. RISCO DE QUEIMAR GELADEIRA, MICROONDAS, ETC..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1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64 - PR-MT - PROCURADORIA DA REPUBLICA - MATO GROSSO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AIR FONSECA GONZAGA - CPF: 371.336.321-87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1/04/2022 a 27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87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9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FIGUEIRAS MATERIAIS PARA CONSTRUÇ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0.845.042/0001-2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NECESSÁRIA PARA ATENDER DEMANDA DA PRM\SINOP, VISTO QUE NÃO HAVIA ESTOQUE EM CUIABÁ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1,9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9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OMERCIAL RONTA LTDA 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4.330.358/0001-3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NECESSÁRIA PARA ATENDER DEMANDA DA PRM\SINOP, VISTO QUE NÃO HAVIA ESTOQUE EM CUIABÁ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31,23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KLEMILDA SOUSA SANTOS MIRANDA - CPF: 620.898.031-34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8/05/2022 a 27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87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9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 C DA CRUZ DELMONDES DE OLIVEIR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8.926.231/0001-3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NÃO HAVIA DISPONIBILIDADE NA PR-MT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99,8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9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 C DA CRUZ DELMONDES DE OLIVEIR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8.926.231/0001-3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NÃO HAVIA DISPONIBILIDADE NA PRMT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91,94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9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N. BEVILACQUA JUNIOR EIRELI - NILO SUPERMERCADO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5.354.945/0003-9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NÃO HÁ DISPONIBILIDADE NA PR-MT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37,2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MARCELO VITOR ARCANJO DA SILVA - CPF: 007.362.311-37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5/04/2022 a 24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98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0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TACADÃO S.A.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75.315.333/0285-4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"SOLICITO A AQUISIÇÃO DE PILHAS ALCALINAS, PARA ABASTECER TODOS OS CONTROLES DE APARELHOS DE AR-CONDICIONADOS DA COORDENADORIA DE ADMINISTRAÇÃO."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67,5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2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ALTAURO &amp; JARRA PRODUTOS DE HIGIENE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9.372.413/0001-8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EVITAR A FALTA DE MATERIAL, CONSIDERANDO O BAIXO ESTOQUE E O NÃO RECEBIMENTO DO QUE FOI ADQUIRIDO VIA ARP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80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RODRIGO MOREIRA DE SOUZA ROCHA - CPF: 030.091.236-63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1/03/2022 a 27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73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.O.S CARIMBO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6.466.822/0001-0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CARIMBO PARA A SERVIDORA ESTEFHANE RAÍSSA CHAGAS BISPO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87 - PR-PB - PROCURADORIA DA REPUBLICA - PARAIBA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GUSTAVO CLARINDO GOMES - CPF: 023.988.804-94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8/04/2022 a 26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40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6">
          <table:table-cell table:style-name="ce5" office:value-type="string" calcext:value-type="string" table:number-columns-spanned="2" table:number-rows-spanned="1">
            <text:p>04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PATRÍCIA GOMES PACHECO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0.642.399/0001-7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HOUVE UM AUMENTO REPENTINO NA CONTA DE CONSUMO DE ÁGUA DA PROCURADORIA E APÓS UMA INVESTIGAÇÃO INTERNA, CONCLUIU-SE DE QUE SE TRATAVA DE UM GRANDE VAZAMENTO NA TUBULAÇÃO, COMO NÃO SE ENCONTROU O LOCAL EXATO DO VAZAMENTO, FOI NECESSÁRIA A CONTRATAÇÃO DE UMA EMPRESA ESPECIALIZADA, A DETECTEND, QUE AO FINAL DO SERVIÇO PRESTADO LOCALIZOU O PONTO DE FUGA DE ÁGU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.323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OSE WALDIR DE ALMEIDA - CPF: 484.818.074-0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1/05/2022 a 08/08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73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8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FIT INFORMATICA LTDA -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4.529.732/0001-8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ECTORES MACHOS E FÊMEAS PARA REPARAR FALHAS NAS CÂMERAS QUE COMPÕEM O CFTV DA PRM MONTEIRO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2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9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UCILIO FERREIRA BARBOS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8.263.396/0001-7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UTENSÍLIOS PARA COPA/COZINHA E ACESSÓRIO PARA O BANHEIRO FEMININO DA PRM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9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UCILIO FERREIRA BARBOS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8.263.396/0001-7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UTENSÍLIOS DE COZINHA PARA SUPRIR NECESSIDADES DA PRM MONTEIRO/PB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9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LUCIANA DE MEDEIROS ARAUJO - CPF: 083.251.924-37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1/02/2022 a 11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24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2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UCELIO COSTA DE ARAUJO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4.709.948/0001-7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FILTRO DE PAPEL PARA A COPA DA PRM-SOUS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0,28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2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UA CASA MATER CONSTRUÇ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7.116.969/0017-3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MATERIAL DE CONSUMO PARA MANUTENÇÃO PREDIAL DA PRM-SOUS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91,43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ARLA TATIANE BARBOSA DA SILVA OLIVEIR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3.284.272/0001-6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TORNEIRA PARA APLICAÇÃO NA MANUTENÇÃO PREDIAL DA PRM-SOUS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5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80 - PR-PI - PROCURADORIA DA REPUBLICA - PIAUI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DIONE VIEIRA DOS SANTOS - CPF: 515.345.173-91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6/04/2022 a 17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92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DELAIDE DE CARVALHO SANTAN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0.387.825/0001-0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TERIAL ELÉTRICO PARA INSTALAÇÃO DE NOBREAK NA PRM-PARNAÍBA-PI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9,4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OSE AREOLINO ALVES MAIA DE CARVALHO - CPF: 757.604.013-0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3/05/2022 a 15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53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5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BENIVALDO SOUZA DO NASCIMENTO &amp; CIA LTDA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8.917.635/0001-1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GÁS DE COZINHA PARA PRM-CORRENTE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43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5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ROCHA SUPERMERCAD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7.541.702/0001-2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AÇUCAR E CAFE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07,75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2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D.A. DE OLIVEIRA EIRELI - CASA DO ELETRICISTA -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1.890.963/0001-2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ERVIÇOS DE INSTALAÇÃO DE CIRCUITO ELÉTRICO NO COM FORNECIMENTO DE MATERIAL NO CPD, PARA ATENDER AS NECESSIDADES DE INSTALAÇÃO DO NOBREAK COM BANCO DE BATERIA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2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LINO ICARO MOURA HOMONNAI REIS - CPF: 025.017.633-51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3/05/2022 a 15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54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ASPE SERVICOS ELETRICO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6.950.093/0001-0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DIAGNÓSTICO E CORREÇÃO NO QUADRO DE ENERGIA DA UNIDADE, TENDO EM VISTA QUE FREQUENTES QUEDAS DE ENERGIA ESTAVAM PROVOCANDO INSTABILIDADE NO CPD DA UNIDADE, PREJUDICANDO A CONEXÃO DE INTERNET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55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LUCIANO MOURA SANTOS - CPF: 003.024.563-09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3/05/2022 a 15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51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09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IVETE DE SOUSA LUNA - MEI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1.912.884/0001-2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OS CINCO APARELHOS CONDICIONADORES DE AR MANUTENIDOS ESTAVAM OU COM O PRAZO RECOMENDADO PARA A MANUTENÇÃO EXTRAPOLADO OU APRESENTANDO PROBLEMAS DE FUNCIONAMENT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63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31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AYLA RAFAEL DA SILVA DA LUZ - ME (CASA DO ELETRICISTA)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1.899.821/0001-8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TERIAL ELÉTRICO UTILIZADO NA INSTALAÇÃO DAS BATERIAS DO SERVIDOR DE REDE QUE SE ENCONTRA NO CPD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2,7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THIAGO PATRICK ROSA BRITO - CPF: 006.592.253-01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3/05/2022 a 15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52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RICLAUDIO DE OLIVEIRA SOARES -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1.024.099/0001-8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UBSITUIÇÃO DE SPLIT - TROCA/DESINSTALAÇÃO DE APARELHO SPLIT DA SALA DE OITIVAS, EM RAZÃO DE PROBLEMA NO RESFRIAMENTO, COM SUA DEVIDA SUBSTITUIÇÃO POR APARELHO/SPLIT QUE ESTAVA FUNCIONANDO NA COPA DA PRM S.R.NONATO-PI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83,67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1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ROMARIO OLIVEIRA RIBEIRO ME - ATACAREJO SANTA FE 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6.403.740/0001-6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UBSTITUIÇÃO DE GÁS DE COZINHA - GLP - UTILIZADO NA COPA DA PRM S.R.NONATO-PI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4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1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ARCO ANTONIO RIBEIRO CAFE COST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0.191.386/0001-2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LÂMPADAS DE LED PARA MELHORIA DA ILUMINAÇÃO DAS SALAS DO GABINETE E ASSESSORIA JURÍDICA DA PRM S.R.NONATO - PI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80,00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2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<text:s/>LUCIANO DE CASTRO MAGALHAES IRMAO -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1.055.885/0001-5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LAVAGEM DE VEÍCULO OFICIAL DA PRM S.R.NONATO-PI <text:s/>- SERVIÇO REALIZADO TENDO EM VISTA A NECESSIDADE DE MANUTENÇÃO DA LIMPEZA DO VEÍCULO OFICIAL - A CONTRATAÇÃO NÃO FOI POSSÍVEL DE SER EFETIVADA VIA DISPENSA DE LICITAÇÃ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61,22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53 - PR-PR - PROCURADORIA DA REPUBLICA - PARANA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DAMARIO BARBARA DA SILVA - CPF: 555.260.559-49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9/03/2022 a 24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81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 BITENCOURT COMERCIO DE FERRAGEN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75.104.406/0001-1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UMA GRAXA NÁUTICA BRANCA 500G PARA UTILIZAÇÃO EM MANUTENÇÕES PREVENTIVAS NO PORTÃO ELETRÔNICO DA GARAGEM DA UNIDADE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8,47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 BITENCOURT COMERCIO DE FERRAGEN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75.104.406/0001-1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UM PINCEL 1.1/2 CERDAS BRANCAS PARA UTILIZAÇÃO EM MANUTENÇÕES PREVENTIVAS NO PORTÃO ELETRÔNICO DA GARAGEM DA UNIDADE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,34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2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H. C. MATERIAIS ELETRICO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2.889.100/0001-0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UMA LÂMPADA PAR PAR 30 10W-127/220V E UM DRIVER 18W- 85-240V PARA REPOSIÇÃO DE PEÇAS QUEIMADAS NAS LUMINÁRIAS INSTALADAS NA RECEPÇÃO E NA PORTA DE ENTRADA DA GARAGEM DA UNIDADE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EDER DOS SANTOS BUENO - CPF: 604.602.539-72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7/04/2022 a 27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05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7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OVISTAR COM MATERIAL CONSTRUÇ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0.434.193/0004-9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TRINCO PARA PORTA DE ENTRADA DA PRM/CASCAVEL TENDO EM VISTA QUE O TRINCO EXISTENTE QUEBROU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9,48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RENATO MOLLER PARRY - CPF: 301.882.452-0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7/03/2022 a 27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58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1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EROY MERLIN CIA BRASILEIRA DE BRICOLAGEM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1.438.784/0010-9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PARA LIBERAÇÃO EMERGENCIAL DAS PORTAS CONTROLADAS POR BIOMETRIA DESTA PROCURADORIA DA REPÚBLIC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52,57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7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RKF DISTRIBUIDORA LTDA.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9.627.168/0001-6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"...O SISTEMA DE DETECÇÃO E ALARME DE INCÊNDIO DA PR-PR PERMANECEU POR LONGO PERÍODO SEM ALIMENTAÇÃO DE ENERGIA ELÉTRICA, O QUE RESULTOU NO CONSUMO DAS BATERIAS DE EMERGÊNCIA, QUE NECESSITAM DE SUBSTITUIÇÃO IMEDIATA"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696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ROGERIO ADAMI - CPF: 402.166.320-72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8/03/2022 a 24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80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NDRA SA ELETRIC SOLUTION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47.674.429/0015-2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DISJUNTOR TRIFÁSICO DE 32A E UM METRO DE BARRAMENTO TRIFÁSICO PARA MANUTENÇÃO NO QUADRO ELÉTRICO DO QUINTO ANDAR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18,4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ASSOL MATERIAIS DE CONSTRUCAO LTDA.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75.400.218/0021-8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CANOS PARA MANUTENÇÃO DO VAZAMENTO NO OITAVO ANDAR DO PRÉDIO SEDE DA PR/PR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1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5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TERRA CIVIL COMERCIO DE EQUIPAMENTOS PÈÇAS E SERVIÇO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1.194.012/0001-6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LUGUEL DE FURADEIRA DE BANCASDA PARA USO NO EDIFICIO PATRIARC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0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ROGERIO DOBRZANSKI - CPF: 052.989.599-46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3/03/2022 a 27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57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2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ZANIN MATERIAIS DE CONSTRUÇ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1.264.988/0001-0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UBSTITUIÇÃO DE LÂMPADAS QUEIMADAS NA PRM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30,9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2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REI DAS EMBALAGENS - COM. DE EMBALAGEN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2.466.541/0001-7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BOBINA PLÁSTICO BOLHA PARA EMBALAR PORTAL DETECTOR DE METAIS QUE SERÁ ENCAMINHADO PARA OUTRA PRM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SANDRO DE OLIVEIRA LAHOUD - CPF: 565.211.629-34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5/04/2022 a 27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88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B A DOS SANTO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6.472.984/0001-5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PILHAS PARA OS CONTROLES REMOTOS DOS APARELHOS DE AR CONDICIONADO PARA PROCURADORI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9,90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25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YUWANAGA &amp; YUWANAGA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1.205.130/0001-2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02 (DOIS) SUBCONJUNTOS BASE PLÁSTICA PARA A TORNEIRA DO BANHEIRO DO PROCURADOR MARCELO DE SOUZA E DA ASSESSORIA DO PROCURADOR RAFAEL BRUM MIRON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3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ULA CARLOS DE MELO RUEDA - CPF: 028.091.599-39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0/03/2022 a 27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64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5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VALDOMIRO DE JESUS COSTA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2.678.263/0001-8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PARA UTILIZAÇÃO NO BASTÃO DETECTOR DE METAIS, POIS A BATERIA ATUAL NÃO RECARREGA MAIS E JÁ ESTAVA EM USO POR MAIS DE 4 ANOS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WILSON JOSE DEMORI - CPF: 834.044.909-59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31/03/2022 a 27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84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2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UPORTE ELETRONICA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2.848.912/0001-4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01 FITA ADESIVA DUPLA FACE PARA SER UTILIZADO NA FIXAÇÃO DE PEQUENOS OBJETOS COMO PLACAS, CONDUÍTES ELÉTRICOS E OUTRO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9,5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UPORTE ELETRONICA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2.848.912/0001-4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10 UN DE PLUG MACHO DE 10A PARA O SETOR DE TI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5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43 - PR-RJ - PROCURADORIA DA REPUBLICA - RIO DE JANEIRO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ALBERTO DA SILVA MIGUEZ - CPF: 924.559.997-34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5/02/2022 a 25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50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INFO DESIGN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8.705.448/0001-7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PARA A INSTALAÇÃO DE CÂMERA DE SEGURANÇA EM ÁREA EXTERNA DO PRÉDIO SEDE DA PRRJ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ALEXANDER AFFONSO - CPF: 069.561.567-09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5/02/2022 a 14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 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31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5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ÃO LOURENÇO PNEU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6.224.269/0001-0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BATERIA PARA MANUTENÇÃO DO VEÍCULO PÁLI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39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NITERÓI LETRAS COMUNICAÇÃO VISUAL COMERC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4.194.117/0001-6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FECÇÃO DE DUAS PLACAS GALVANIZADAS COM GRAVAÇÃO DIGITAL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0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ESTORIL DE NITEROI MATERIAIS DE CONSTRUÇAO LTDA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0.091.673/0001-0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PARA MANUTENÇÃO DA PRM-NITERÓI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0,8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UDBRAX DISTRIBUIDORA DE UTILIDADES EIRELI EPP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0.909.753/0002-5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PARA MANUTENÇÃO DA PRM-NITERÓI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95,84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OFIL UTILIDADES LTDA-EPP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4.393.937/0001-2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PARA MANUTENÇÃO DA PRM-NITERÓI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9,9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ANIA PAULA PINHEIRO DA SILV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2.767.712/0001-1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PARA MANUTENÇÃO DA PRM-NITERÓI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9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UDBRAX DISTRIBUIDORA DE UTILIDADES EIRELI EPP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0.909.753/0002-5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PARA MANUTENÇÃO DA PRM-NITERÓI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9,95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ESTORIL DE NITEROI MATERIAIS DE CONSTRUÇAO LTDA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0.091.673/0001-0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PARA MANUTENÇÃO DO PRÉDIO DA PRM-NITERÓI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87,36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DAISY DE AZEVEDO SIQUEIRA SANTOS - CPF: 890.424.257-68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9/04/2022 a 28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44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PALACIO DA FERRAMENTA MAQUINA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42.101.436/0001-1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TELA PARA PROTEÇÃO DOS BUEIROS DO PÁTIO INTERNO DA PR-RJ. NÃO POSSUIMOS ESTE MATERIAL EM NOSSO ALMOXARIFAD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84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DD BA ALIMENTO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7.221.842/0001-8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BISCVOITOS PARA CAFÉ DA MANHÃ,¿P OR OCASIÃO DA VISITA DO PGR A PR-RJ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65,65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2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AXMIX COMÉRCIAL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3.002.339/0113-1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GARRAFA TÉRMICA PARA SER UTILIZADO EM RECEPÇÕES NESTA PR-RJ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99,99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2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AXMIX COMÉRCIAL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3.002.339/0113-1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GARRAFA TÉRMICA PARA SER UTILIZADO EM RECEPÇÕES NESTA PR-RJ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99,99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7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 A A FILHO REPARAÇÃO E MANUTENÇÃO DE MAQUINAS EM GERAL EIR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8.157.467/0002-3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GÁS R22 E CAPACITOR PARA ATENDER AO REPARO DO SPLIT LOCALIZADO NA C.INFORMÁTICA. NÃO POSSUIMOS ESSE MATERIAL EM ESTOQUE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02,9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LIVIA NUNES RODRIGUES LEME - CPF: 091.279.167-58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0/03/2022 a 08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68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TAMOIO DENTAL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3.031.691/0001-4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ITENS EM FALTA OU PRESTES A ACABAR, NECESSÁRIOS PARA O ATENDIMENTO DA ODONTOLOGI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9,3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31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ODONTORQUATO MAT. ODONT.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0.245.092/0001-3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ITENS EM FALTA OU PRESTES A ACABAR NECESSÁRIOS PARA ATENDIMENTO NA ODONTOLOGI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4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31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TAMOIO DENTAL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3.031.691/0001-4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ITEM EM FALTA NA ODONTOLOGI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2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RUBEM TOSTES PEREIRA - CPF: 903.151.897-2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6/04/2022 a 04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99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04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OVEL MATERIAL DE CONSTRUÇ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8.368.751/0001-8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ITENS ADQUIRIDOS PARA CONTROLES REMOTOS DO PORTÃO DA GARAGEM E DOS APARELHOS DE AR <text:s/>CONDICIONADO DA UNIDADE. CABE SALIENTAR QUE TAIS ITENS NÃO CONSTAVAM COMO DISPONÍVEIS NO SISTEMA ASI-WEB DE CONTROLE DE ESTOQUE DE MATERIAL DA PRRJ À ÉPOC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8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OSE ADILSON OLIVEIRA AMARAL 680.793.387-87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3.752.405/0001-2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ERVIÇO REALIZADO EM FORNO DE MICRO-ONDAS DA UNIDADE, APARELHO BASTANTE UTILIZADO NO <text:s/>DIA-A-DIA DA UNIDADE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80,00</text:p>
          </table:table-cell>
          <table:covered-table-cell table:style-name="ce19"/>
          <table:table-cell table:number-columns-repeated="39"/>
        </table:table-row>
        <table:table-row table:style-name="ro6">
          <table:table-cell table:style-name="ce5" office:value-type="string" calcext:value-type="string" table:number-columns-spanned="2" table:number-rows-spanned="1">
            <text:p>27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OVEL MATERIAL DE CONSTRUÇ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8.368.751/0001-8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ITENS ADQUIRIDOS PARA SUBSTITUIÇÃO DE SIMILARES QUEIMADOS NA COZINHA DA UNIDADE (LÂMPADAS) E EM LUMINÁRIAS DE LED EXTERNAS (REATORES). CABE SALIENTAR QUE AS LÂMPADAS DE LED QUE VIERAM NA ÚLTIMA REQUISIÇÃO DE MATERIAL JUNTO À PRRJ NÃO CABIAM NOS BOCAIS DE ENERGIA DA COZINHA, SENDO NECESSÁRIO A AQUISIÇÃO DO MATERIAL ADEQUADO JUNTO AO COMÉRCIO LOCAL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8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46 - PR-RO - PROCURADORIA DA REPUBLICA - RONDONIA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DANIEL ARAGAO DA SILVA - CPF: 673.875.602-0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2/03/2022 a 20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75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RIO MADEIRA C.E.I DE PAPEIS E SERVIÇOS LTDA - EPP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8.174.901/0001-0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DENTRO DOS PARÂMETROS EXIGIDO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03,5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ONTATO TELECOM LTDA -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63.745.434/0001-3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UTORIZADO PELO SECRETÁRIO ESTADUAL E SEOF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.20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ONTATO TELECOM LTDA -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63.745.434/0001-3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DENTRO DOS PARÂMETROS PERMITIDO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5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ENGER E GONCALVES LTDA -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3.613.697/0001-6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REALIZADA DENTRO DOS PARÂMETROS PREVISTO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ENGER E GONCALVES LTDA -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3.613.697/0001-6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NTRO DOS PARÂMETROS PERMITIDOS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7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61 - PR-RS - PROCURADORIA DA REPUBLICA - RIO GRANDE DO SUL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OAO LUIS DA SILVA SOARES - CPF: 401.283.180-15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1/03/2022 a 19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78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4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UAREZ JOSE PEREIRA ME - DE CHAVE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93.062.073/0001-9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TROCA DE MIOLO DA FECHADURA DE SANITÁRI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4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58 - PR-SC - PROCURADORIA DA REPUBLICA - SANTA CATARINA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ADRIANA FERNANDES GOES - CPF: 563.067.251-72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5/02/2022 a 11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27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1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OJAS DE DEPARTAMENTOS MILIUM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3.240.333/0019-4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GANCHO PARA PENDURAR CHAVES (SETOR SEGURANÇA); AROMATIZANTE PARA VEÍCULO OFICIAL (RETIRAR ODOR DE UMIDADE); ÁLCOOL GEL EM DISPENSER PEQUENO PARA VEÍCULO OFICIAL; PILHAS P/ FECHADURAS BIOMÉTRICA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35,5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CLECIO OTAVIO KUZNIARSKI - CPF: 024.032.629-6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0/03/2022 a 06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61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ONTABILISTA PAPELARIA E INFORMATICA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77.765.840/0004-1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USO IMEDIATO NAS FECHADURAS ELETRÔNICAS BIOMÉTRICAS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9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7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OJAS DE DEPARTAMENTOS MILIUM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3.240.333/0003-8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USO IMEDIATO NO BANHEIRO DO GAB1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2,9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HELINTON LUIS COSTA - CPF: 421.519.029-0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2/03/2022 a 17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72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ONZE COMUNICAÇÃO VISUAL (GISELY FERREIRA)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41.127.518/0001-7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OLICITAÇÃO DO GABINETE DO PROCURADOR CLAUDIO VALENTIN CRISTANI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7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UAREZ CAVALCANTI BOTELHO - CPF: 006.614.277-65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9/02/2022 a 04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19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4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ALF DOS SANTOS MATERIAIS DE CONSTRUCA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72.344.435/0001-6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PARAFUSO, BUCHA, CORRENTE PARA REPARO DO PORTÃO DA GARAGEM E AMARRAÇÃO DO MESMO À PAREDE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0,7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MARCOS ANTONIO SQUIZATTO DE OLIVEIRA - CPF: 547.793.919-2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2/04/2022 a 18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20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2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DUCESAR AGUA MINERAL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95.776.076/0001-1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ÁGUA MINERAL, EM CARÁTER EXCEPCIONAL, CONFORME OFÍCIO CIRCULAR 31/2021-CA-PRSC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2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9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GIASSI &amp; CIA LTDA 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3.648.477/0013-4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TERIAIS DE CONSUMO PARA COPA CONFORME OFÍCIO CIRCULAR Nº 31/2021/CA/PR/SC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4,5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3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GIASSI &amp; CIA LTDA 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3.648.477/0013-4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ITENS PARA COPA, EXTRAORDINARIAMENTE, CONFORME OFÍCIO CIRCULAR 31/2021-CA-PRSC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68,52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MICHELINE GARCIA CAVALCANTI DE ALMEIDA - CPF: 910.205.739-53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5/03/2022 a 10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67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5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GIASSI &amp; CIA LTDA - LJ 11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3.648.477/0020-7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FILTRO DE CAFÉ PARA UTILIZAÇÃO NA PRM-CRICIÚMA/SC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4,64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5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GIASSI &amp; CIA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3.648.477/0011-8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SUPRIMENTOS PARA CONSUMO NA PRM-CRICIÚMA/SC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07,58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PAULO RICARDO DA SILVEIRA BALLINHAS - CPF: 449.793.550-72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2/05/2022 a 08/08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74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2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ARCELO XAVIER E SILV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40.790.719/0001-9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ÓPIAS DE CHAVES: 1 UN. ATRAVÉS DO SEGREDO CILINDRO; 2 UN. CÓPIAS; PORTA ACESSOA¿REA EXTERNA ÁTICO T3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PAULO RICARDO DA SILVEIRA BALLINHAS - CPF: 449.793.550-72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4/03/2022 a 31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53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2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NEQUIM SOLUÇÕES GRÁFICAS E DIGITAIS LTDA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7.194.697/0001-2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TERIAL PARA <text:s/>PROJETO DO MPF/SC <text:s/>LIVROTECA - PÁGINAS DE CIDADANI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88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PAULO RICARDO DA SILVEIRA BALLINHAS - CPF: 449.793.550-72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2/05/2022 a 08/08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74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OM. DE TINTAS MAT. ELET. HID. VERGÍNI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4.866.342/0030-1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TINTAS PARA PROJETO LIVROTEC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693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GLOBO INFOTRONIC ELET E INF LTDA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4.744.441/0001-0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EMENDA HDMI PARA CABO PROJETOR MINIAUDITÓRIO T1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9,5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OM. DE TINTAS MAT. ELET. HID. VERGÍNI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4.866.342/0030-1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TERIAL PARA COMBATE DE CUPINS NA PR/SC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2,09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TACADO LITORAL CATARINENSE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9.006.278/0001-4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REPOSIÇÃO DE SUPORTE TOALHA DE PAPEL EM ELEVADOR DA T1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3,4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FELIPE COELHO SAUER ME (CIA DAS PLACAS)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8.631.950/0002-0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PLACAS DE HOMENAGEM PARA EVENTO DE PROCURADORES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92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8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ASAS DA ÁGUA <text:s/>- LOJA 35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3.501.187/0022-8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TERAIS PARA MANUTENÇÃO BANHEIROS G1 T4 + FITAS USO SELOG CFE SNP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99,1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9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VHTEX PRODUTOS PARA LABORATORIO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2.841.184/0001-0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DESPACHO CA Nº 7492/2022 REFERÊNCIA: <text:s/>PRM-CIA-SC-00003830/2022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7,5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NR TINTA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7.787.459/0001-8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FITA CREPE VERDE SOLICITADO POR SELOG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9,8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PAULO RICARDO DA SILVEIRA BALLINHAS - CPF: 449.793.550-72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4/03/2022 a 31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53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ZRS OFICINA LTDA -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1.632.701/0001-0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ERVIÇO DE CONSERTO DA FRAGMENTADORA PAT. <text:s/>33.013.948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9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RICARDO JOSE FEITEN - CPF: 072.849.049-84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7/04/2022 a 04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97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ASA DAS FECHADURAS TARTAROTTI LTDA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2.800.483/0001-7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UMA FECHADURA PARA TROCA EM FUNÇÃO DE EMPERRAMENTO DA ATUAL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6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VINICIUS DIAS DOS SANTOS DA SILVA - CPF: 011.321.780-37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2/04/2022 a 18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19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0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NCR ELETRONIC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0.457.534/0001-8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ÕES DESTINADAS A POSSIBILITAR A FIXAÇÃO DE PROJETOR NO TETO DO MINIAUDITÓRIO DA PRSC PARA USO EM EVENTO PREVISTO PARA OS DIAS 04 E 05/05, ASSIM COMO DEMAIS EVENTOS A SEREM AGENDADOS NO LOCAL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67,25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TACADO LITORAL CATARINENSE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9.006.278/0001-4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BICOS DE BORRACHA PARA USO NAS SABONETEIRAS E DISPENSADORES DE ÁLCOOL GEL DESTA PROCURADORIA DA REPÚBLIC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8,00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0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OJAS DE DEPARTAMENTOS MILIUM LTDA.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3.240.333/0002-0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DIVERSOS ITENS PARA REALIZAÇÃO DE MANUTENÇÕES NESTA PROCURADORIA DA REPÚBLICA E DE TAPETES PARA AUMENTAR <text:s/>SEGURANÇA DOS USUÁRIOS DOS CHUVEIROS LOCALIZADOS NOS VESTIÁRIOS DO SUBSOLO DESTA PROCURADORI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49,80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05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TRÊS A COMÉRCIO DE MATERIAIS DE CONSTRUÇÃO LTDA.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0.710.866/0001-2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ANEL DE VEDAÇÃO PARA REPARO DE VAZAMENTO NO VASO SANITÁRIO DO GABINETE DO PROCURADOR DA REPÚBLICA FELIPE DELIA CAMARG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1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IA DAS EMBALAGEN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8.166.136/0001-8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caixas de papelão para uso em mudança interna realizada nesta PRSC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89,5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31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ENERGILUZ COMERCIO - TRINDAD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2.821.926/0002-0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LÂMPADAS LED TUBULAR PARA MELHORAR ILUMINAÇÃO DA NOVA SALA DA BIBLIOTECA DESTA PROCURADORIA DA REPÚBLIC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5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31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RENATO MAIA ROCHA - CASA DO PINTOR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3.866.011/0005-7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SSA CORRIDA E MASSA PARA MADEIRA PARA MANUTENÇÕES NESTA PROCURADORIA DA REPÚBLIC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8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31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HIDROELETRIC COM DE FERRAGENS LTDA -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9.058.997/0001-0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RESISTÊNCIA PARA O CHUVEIRO DO VESTIÁRIO DO SUBSOLO DESTA PROCURADORIA DA REPÚBLIC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5,95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22 - PR-SE - PROCURADORIA DA REPUBLICA - SERGIPE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LUIZ CLAUDIO MENDONCA CONCEICAO - CPF: 235.021.265-34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30/03/2022 a 27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 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82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EGA ELETRÔNIC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7.531.380/0001-3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TENDER SOLICITAÇÃO DE MATERIAL (PILHAS APARA CONTROLE REMOTO DO ELEVADOR DO PROJETOR DO AUDITÓRI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TIAGO DA SILVA NEVES - CPF: 436.588.815-34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4/02/2022 a 05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 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15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4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PÉRICLES BOMFIM SANTOS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9.275.179/0001-6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TENDIMENTO AO SNP 1165129 SOLICITAÇÃO DE CÓPIA DA CHAVE DA SALA 130 - SECGC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6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49 - PR-SP - PROCURADORIA DA REPUBLICA - SAO PAULO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PEDRO REVELINO DE OLIVEIRA - CPF: 149.591.928-52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1/04/2022 a 03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86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5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VIA PAULISTA S/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8.019.100/0001-8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PAGAMENTO DE PEDÁGIOS EM RODOVIA NÃO CONVENIADA COM O MPF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5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VIA PAULISTA S/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8.019.100/0001-8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PAGAMENTO DE PEDÁGIOS EM RODOVIA NÃO CONVENIADA COM O MPF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5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WILLYS PEREIRA DE LIMA - CPF: 119.096.118-08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0/03/2022 a 20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65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KALUNGA COMÉRCIO E IND. GRÁFICA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43.283.811/0031-7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PILHAS PARA UTILIZAÇÃO NOS MICROFONES A SEREM UTILIZADOS EM EVENTO DO DIA 16/0/2022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3,9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WILLYS PEREIRA DE LIMA - CPF: 119.096.118-08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4/05/2022 a 19/08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98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6">
          <table:table-cell table:style-name="ce5" office:value-type="string" calcext:value-type="string" table:number-columns-spanned="2" table:number-rows-spanned="1">
            <text:p>31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RISE PRODUÇÕE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3.381.288/0001-4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SIDERANDO A ALTERAÇÃO DO LOCAL DE REUNIÃO DOS PROCURADORES DA PR-SP, AGENDADA PARA OS DIAS <text:s/>09 <text:s/>E <text:s/>10/06, <text:s/>PARA <text:s/>A <text:s/>SALA <text:s/>DA <text:s/>ESMPU/PR-SP, <text:s/>VERIFICOU-SE <text:s/>A <text:s/>NECESSIDADE <text:s/>DE <text:s/>CONFERÊNCIA DOS <text:s/>EQUIPAMENTOS, <text:s/>TENDO <text:s/>EM <text:s/>VISTA <text:s/>QUE <text:s/>NÃO <text:s/>HÁ <text:s/>SERVIDOR <text:s/>HABILITADO <text:s/>PARA <text:s/>TAL <text:s/>ATIVIDADE. <text:s/>A DESPESA É DE PEQUENO VALOR, E HÁ NECESSIDADE DE SAQUE PARA REALIZAÇÃO DO PAGAMENT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5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WILSON KOJI URASHITA - CPF: 059.527.958-97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3/02/2022 a 20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48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4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ATHEVI LIV. PAPELARIA LTDA EPP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0.652.150/0004-2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 NECESSIDADE COLA BRANCA, QUE NÃO É MAIS FORNECIDA PELO ALMOXARIFADO, ASSIM COMO PILHAS AAA PARA OS RELÓGIOS DE PAREDE DA PROCURADORI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3,8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208 - PRR1ª REGIÃO - PRR/1ª REGIAO - BRASILIA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LUCIANA RODRIGUES FERNANDES - CPF: 002.091.871-23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1/04/2022 a 30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77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27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K COMERCIO DE FERRAGENS LTDA - EPP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8.777.873/0001-1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100 (CEM) METROS DE CORDA TRANÇADA DE FIBRAS DE POLIPROPILENO COM ESPESSURA DE 4 MM PARA HASTEAMENTO DE BANDEIRA EM MASTROS EXTERNOS. DESPESA DE PEQUENO VULTO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80,00</text:p>
          </table:table-cell>
          <table:covered-table-cell table:style-name="ce19"/>
          <table:table-cell table:number-columns-repeated="39"/>
        </table:table-row>
        <table:table-row table:style-name="ro6">
          <table:table-cell table:style-name="ce5" office:value-type="string" calcext:value-type="string" table:number-columns-spanned="2" table:number-rows-spanned="1">
            <text:p>3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FERCON CONSTRUÇÃO E UTILIDADE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8.835.551/0001-3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HOUVE UM VAZAMENTO NO BANHEIRO DO GABINETE Nº 507. A COMPRA FOI EMERGENCIAL POIS FOI NECESSÁRIO REALIZAR O FECHAMENTO DO REGISTRO GERAL DE TODA A PRUMADA SUL E TODOS OS BANHEIROS DA ALA SUL FICARAM SEM FORNECIMENTO DE ÁGUA PARA QUE NÃO OCORRESSE ALAGAMENTO NO LOCAL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6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204 - PRR3ª REGIÃO - PRR/3ª REGIAO - SAO PAULO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BRUNO RICARDO GIANGIARDI - CPF: 340.289.668-09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0/04/2022 a 18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24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KALUNGA COMERCIO E INDUSTRIA GRAFICA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43.283.811/0144-5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FORME DESPACHO 3897/2022 DLSG/PRR3ª - PRR3ª-00012827/2022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13,5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AINT-GOBAIN DISTRIBUICAO BRASIL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3.840.986/0048-6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EMORANDO 1206/2022 DLSG/PRR3ª - PRR3ª-00012812/2022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34,9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25 TABELIAO DE NOTAS DA COMARCA DA CAPITAL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2.008.725/0001-1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FORME MEMORANDO 1258/2022 DLSG/PRR3ª - PRR3ª-00013357/2022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9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RAIA DROGASIL S/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61.585.865/0662-5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FORME DESPACHO 3309/2022 DLSG/PRR3ª - PRR3ª-00011048/2022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9,47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DROGARIA SÃO PAULO S.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61.412.110/1094-0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FORME DESPACHO 3309/2022 DLSG/PRR3ª - PRR3ª-00011048/2022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27,37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HAPARRAL DISTRIBUIDORA DE PRODUTOS DE LIMPEZ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1.517.941/0001-2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FORME MEMORANDO 1206/2022 DLSG/PRR3ª - PRR3ª-00012812/2022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9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3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RTESANA DIVISÓRIAS E FORRO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55.010.060/0001-8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FORME DESPACHO 4196/2022 DLSG/PRR3ª - PRR3ª-00013770/2022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18,27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7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LARO &amp; PAJAKI CHAVEIROS LTDA-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1.610.333/0001-0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FORME DESPACHO 4859/2022 DLSG/PRR3ª - PRR3ª-00016287/2022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3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102 - PRR4ª REGIÃO - PRR/4ª REGIAO - PORTO ALEGRE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IDALECIO MARTINS MORAES - CPF: 600.114.910-0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3/03/2022 a 17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74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4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ILMAR SILVA DE CORDOV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5.052.422/0001-3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ADESIVO PARA FIXAÇÃO DE TACHÕES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62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5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ETAL CROMO EDEN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92.677.400/0001-5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ERVIÇO <text:s/>DE <text:s/>CROMAGEM <text:s/>DE <text:s/>3 <text:s/>ACIONADORES <text:s/>DE <text:s/>DESCARGAS <text:s/>DOS <text:s/>BANHEIROS <text:s/>DOS <text:s/>DEFICIENTE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95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5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ARCIO ANDRE DELGADO BRAG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3.643.016/0001-6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olicita contratação conserto esquadrias fachada. <text:s/>SNP 1156601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0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7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UCI MARIA MACHADO PORTELL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3.213.761/0001-8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DE FOGÃO INDUSTRIAL E CHAPA BIFETEIR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.20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ETER GONCALVES DUARTE - CPF: 423.493.380-53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3/02/2022 a 20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44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PORTO CHAVE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7.677.126/0001-5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DUAS CHAVES PARA ARMÁRI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FERRAGEM PORTO BEL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7.358.362/0001-0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DOIS FUSÍVEIS PARA MICROONDA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2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6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FERRAMENTAS GERAI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92.664.028/0001-4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TRÊS CÂMERAS PARA SUBSTITUIR NO CARRINHO DE PROCESS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68,28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2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PUXAFER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6.058.665/0001-0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DEZENOVE RODAS MODELO FLEXFORM PARA SUBSTITUIR NAS CADEIRAS DO AUDITÓRI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50,8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2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OPY MUNDI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8.608.434/0001-8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TROCA DE PELÍMERO DE CARIMBO PARA PROCURADOR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88,00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7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IMAFER COMERCIO DE MATERIAL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8.297.544/0001-0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DEVIDO A IMINÊNCIA DE CICLONE EXTRATROPICAL FOI NECESSÁRIA A COMPRA URGENTE DE 5 CHAPAS DE TAPUME, TRÊS ROLOS DE ARAMES GALVANIZADOS E 20M DE LONA PARA AÇÕES PREVENTIVAS DO PRÉDIO DESTA PRR4ª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11,3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BANCA - ALUSCO COM ALIM 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1.801.974/0001-3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QUATRO KG DE CAFÉ EM GRÃOS PARA ATENDER PEDIDO SNP 1173568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88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0/05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BANCA - ALUSCO COM ALIM 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1.801.974/0001-3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6KG DE CAFÉ TORRADO EM GRÃOS PARA ATENDER O GABINETE ELEITORAL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32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6"/>
          <table:table-cell table:style-name="ce9" office:value-type="string" calcext:value-type="string" table:number-columns-spanned="8" table:number-rows-spanned="1">
            <text:p>Fonte da Informação: Sistema de Gestão Administrativa (SGA)</text:p>
          </table:table-cell>
          <table:covered-table-cell table:number-columns-repeated="7" table:style-name="ce9"/>
          <table:table-cell table:style-name="ce10" table:number-columns-repeated="15"/>
          <table:table-cell table:style-name="ce21"/>
          <table:table-cell table:number-columns-repeated="39"/>
        </table:table-row>
        <table:table-row table:style-name="ro3">
          <table:table-cell table:style-name="ce6"/>
          <table:table-cell table:style-name="ce10" table:number-columns-repeated="4"/>
          <table:table-cell table:style-name="ce9" office:value-type="string" calcext:value-type="string" table:number-columns-spanned="2" table:number-rows-spanned="1">
            <text:p>28/07/2022</text:p>
          </table:table-cell>
          <table:covered-table-cell table:style-name="ce9"/>
          <table:table-cell table:style-name="ce10" table:number-columns-repeated="17"/>
          <table:table-cell table:style-name="ce21"/>
          <table:table-cell table:number-columns-repeated="39"/>
        </table:table-row>
        <table:table-row table:style-name="ro7" table:number-rows-repeated="1048216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>
        <table:named-range table:name="JR_PAGE_ANCHOR_0_1" table:base-cell-address="$'Page 1'.$A$1" table:cell-range-address="$'Page 1'.$A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age_20_1" style:display-name="PageStyle_Pag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document-statistic meta:table-count="1" meta:cell-count="1852" meta:object-count="0"/>
  </office:meta>
</office:document-meta>
</file>